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sujal@GLaDOS</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771e150">1. Objectives</text:a></text:p>
          <text:p text:style-name="Contents_20_1"><text:a xlink:type="simple" xlink:href="#orgc01d4e8">2. Assignment</text:a></text:p>
          <text:p text:style-name="Contents_20_1"><text:a xlink:type="simple" xlink:href="#orgf7ea1a8">3. Lab Work</text:a></text:p>
          <text:p text:style-name="Contents_20_2"><text:a xlink:type="simple" xlink:href="#org9f566aa">3.1. index.html:</text:a></text:p>
          <text:p text:style-name="Contents_20_2"><text:a xlink:type="simple" xlink:href="#org06e2149">3.2. style.css:</text:a></text:p>
          <text:p text:style-name="Contents_20_2"><text:a xlink:type="simple" xlink:href="#org9a6eae1">3.3. script.js</text:a></text:p>
        </text:index-body>
      </text:table-of-content>
      <text:h text:style-name="Heading_20_1" text:outline-level="1" text:is-list-header="false">
<text:bookmark-start text:name="OrgXref.org771e150"/>
<text:bookmark text:name="org771e150"/>Objectives
<text:bookmark-end text:name="OrgXref.org771e150"/></text:h>
      <text:p text:style-name="Text_20_body">Learn to use the features of HTML 5 and Javascript functions to create a basic functioning calculator.
</text:p>
      <text:h text:style-name="Heading_20_1" text:outline-level="1" text:is-list-header="false">
<text:bookmark-start text:name="OrgXref.orgc01d4e8"/>
<text:bookmark text:name="orgc01d4e8"/>Assignment
<text:bookmark-end text:name="OrgXref.orgc01d4e8"/></text:h>
      <text:p text:style-name="Text_20_body">You are going to create a two input field of type numbers to ask for the operands. Then, create five buttons for add, subtract, multiplication, division and remainder. When clicked on the button, perform the respective operations, and show the result in the html document(create an element and put the result in that element).
It is up to you (the designer) how you present the information request.
</text:p>
      <text:h text:style-name="Heading_20_1" text:outline-level="1" text:is-list-header="false">
<text:bookmark-start text:name="OrgXref.orgf7ea1a8"/>
<text:bookmark text:name="orgf7ea1a8"/>Lab Work
<text:bookmark-end text:name="OrgXref.orgf7ea1a8"/></text:h>
      <text:h text:style-name="Heading_20_2" text:outline-level="2" text:is-list-header="false">
<text:bookmark-start text:name="OrgXref.org9f566aa"/>
<text:bookmark text:name="org9f566aa"/>index.html:
<text:bookmark-end text:name="OrgXref.org9f566aa"/></text:h>
      <text:p text:style-name="OrgSrcBlock">&lt;<text:span text:style-name="OrgSrcFontLockKeywordFace">!DOCTYPE</text:span><text:s/>html&gt;</text:p>
      <text:p text:style-name="OrgSrcBlock">&lt;<text:span text:style-name="OrgSrcFontLockFunctionNameFace">html</text:span><text:s/><text:span text:style-name="OrgSrcFontLockVariableNameFace">lang</text:span>=<text:span text:style-name="OrgSrcFontLockStringFace">"en"</text:span>&gt;</text:p>
      <text:p text:style-name="OrgSrcBlock"><text:s/><text:s/><text:s/><text:s/>&lt;<text:span text:style-name="OrgSrcFontLockFunctionNameFace">head</text:span>&gt;</text:p>
      <text:p text:style-name="OrgSrcBlock"><text:tab/>&lt;<text:span text:style-name="OrgSrcFontLockFunctionNameFace">title</text:span>&gt;<text:span text:style-name="OrgSrcBold">Basic<text:s/>calculator<text:s/>app</text:span>&lt;/<text:span text:style-name="OrgSrcFontLockFunctionNameFace">title</text:span>&gt;</text:p>
      <text:p text:style-name="OrgSrcBlock"><text:tab/>&lt;<text:span text:style-name="OrgSrcFontLockFunctionNameFace">meta</text:span><text:s/><text:span text:style-name="OrgSrcFontLockVariableNameFace">charset</text:span>=<text:span text:style-name="OrgSrcFontLockStringFace">"UTF-8"</text:span>&gt;</text:p>
      <text:p text:style-name="OrgSrcBlock"><text:tab/>&lt;<text:span text:style-name="OrgSrcFontLockFunctionNameFace">meta</text:span><text:s/><text:span text:style-name="OrgSrcFontLockVariableNameFace">name</text:span>=<text:span text:style-name="OrgSrcFontLockStringFace">"viewport"</text:span><text:s/><text:span text:style-name="OrgSrcFontLockVariableNameFace">content</text:span>=<text:span text:style-name="OrgSrcFontLockStringFace">"width=device-width,<text:s/>initial-scale=1"</text:span>&gt;</text:p>
      <text:p text:style-name="OrgSrcBlock"><text:tab/>&lt;<text:span text:style-name="OrgSrcFontLockFunctionNameFace">link</text:span><text:s/><text:span text:style-name="OrgSrcFontLockVariableNameFace">href</text:span>=<text:span text:style-name="OrgSrcFontLockStringFace">"style.css"</text:span><text:s/><text:span text:style-name="OrgSrcFontLockVariableNameFace">rel</text:span>=<text:span text:style-name="OrgSrcFontLockStringFace">"stylesheet"</text:span>&gt;</text:p>
      <text:p text:style-name="OrgSrcBlock"><text:s/><text:s/><text:s/><text:s/>&lt;/<text:span text:style-name="OrgSrcFontLockFunctionNameFace">head</text:span>&gt;</text:p>
      <text:p text:style-name="OrgSrcBlock"><text:s/><text:s/><text:s/><text:s/>&lt;<text:span text:style-name="OrgSrcFontLockFunctionNameFace">body</text:span>&gt;</text:p>
      <text:p text:style-name="OrgSrcBlock"><text:tab/>&lt;<text:span text:style-name="OrgSrcFontLockFunctionNameFace">div</text:span><text:s/><text:span text:style-name="OrgSrcFontLockVariableNameFace">id</text:span>=<text:span text:style-name="OrgSrcFontLockStringFace">"calculator"</text:span>&gt;</text:p>
      <text:p text:style-name="OrgSrcBlock"><text:tab/><text:s/><text:s/><text:s/><text:s/>&lt;<text:span text:style-name="OrgSrcFontLockFunctionNameFace">label</text:span><text:s/><text:span text:style-name="OrgSrcFontLockVariableNameFace">for</text:span>=<text:span text:style-name="OrgSrcFontLockStringFace">""</text:span>&gt;Result:&lt;/<text:span text:style-name="OrgSrcFontLockFunctionNameFace">label</text:span>&gt;</text:p>
      <text:p text:style-name="OrgSrcBlock"><text:tab/><text:s/><text:s/><text:s/><text:s/>&lt;<text:span text:style-name="OrgSrcFontLockFunctionNameFace">span</text:span><text:s/><text:span text:style-name="OrgSrcFontLockVariableNameFace">id</text:span>=<text:span text:style-name="OrgSrcFontLockStringFace">"result"</text:span>&gt;&lt;/<text:span text:style-name="OrgSrcFontLockFunctionNameFace">span</text:span>&gt;</text:p>
      <text:p text:style-name="OrgSrcBlock"><text:tab/><text:s/><text:s/><text:s/><text:s/>&lt;<text:span text:style-name="OrgSrcFontLockFunctionNameFace">label</text:span><text:s/><text:span text:style-name="OrgSrcFontLockVariableNameFace">class</text:span>=<text:span text:style-name="OrgSrcFontLockStringFace">"input-group"</text:span>&gt;1st<text:s/>Number:</text:p>
      <text:p text:style-name="OrgSrcBlock"><text:tab/><text:tab/>&lt;<text:span text:style-name="OrgSrcFontLockFunctionNameFace">input</text:span><text:s/><text:span text:style-name="OrgSrcFontLockVariableNameFace">type</text:span>=<text:span text:style-name="OrgSrcFontLockStringFace">"number"</text:span>&gt;</text:p>
      <text:p text:style-name="OrgSrcBlock"><text:tab/><text:s/><text:s/><text:s/><text:s/>&lt;/<text:span text:style-name="OrgSrcFontLockFunctionNameFace">label</text:span>&gt;</text:p>
      <text:p text:style-name="OrgSrcBlock"><text:tab/><text:s/><text:s/><text:s/><text:s/>&lt;<text:span text:style-name="OrgSrcFontLockFunctionNameFace">label</text:span><text:s/><text:span text:style-name="OrgSrcFontLockVariableNameFace">class</text:span>=<text:span text:style-name="OrgSrcFontLockStringFace">"input-group"</text:span>&gt;2nd<text:s/>Number:</text:p>
      <text:p text:style-name="OrgSrcBlock"><text:tab/><text:tab/>&lt;<text:span text:style-name="OrgSrcFontLockFunctionNameFace">input</text:span><text:s/><text:span text:style-name="OrgSrcFontLockVariableNameFace">type</text:span>=<text:span text:style-name="OrgSrcFontLockStringFace">"number"</text:span>&gt;</text:p>
      <text:p text:style-name="OrgSrcBlock"><text:tab/><text:s/><text:s/><text:s/><text:s/>&lt;/<text:span text:style-name="OrgSrcFontLockFunctionNameFace">label</text:span>&gt;</text:p>
      <text:p text:style-name="OrgSrcBlock"><text:tab/><text:s/><text:s/><text:s/><text:s/>&lt;<text:span text:style-name="OrgSrcFontLockFunctionNameFace">button</text:span><text:s/><text:span text:style-name="OrgSrcFontLockVariableNameFace">onclick</text:span>=<text:span text:style-name="OrgSrcFontLockStringFace">"calculate('+')"</text:span>&gt;Add&lt;/<text:span text:style-name="OrgSrcFontLockFunctionNameFace">button</text:span>&gt;</text:p>
      <text:p text:style-name="OrgSrcBlock"><text:tab/><text:s/><text:s/><text:s/><text:s/>&lt;<text:span text:style-name="OrgSrcFontLockFunctionNameFace">button</text:span><text:s/><text:span text:style-name="OrgSrcFontLockVariableNameFace">onclick</text:span>=<text:span text:style-name="OrgSrcFontLockStringFace">"calculate('-')"</text:span>&gt;Subtract&lt;/<text:span text:style-name="OrgSrcFontLockFunctionNameFace">button</text:span>&gt;</text:p>
      <text:p text:style-name="OrgSrcBlock"><text:tab/><text:s/><text:s/><text:s/><text:s/>&lt;<text:span text:style-name="OrgSrcFontLockFunctionNameFace">button</text:span><text:s/><text:span text:style-name="OrgSrcFontLockVariableNameFace">onclick</text:span>=<text:span text:style-name="OrgSrcFontLockStringFace">"calculate('*')"</text:span>&gt;Multiply&lt;/<text:span text:style-name="OrgSrcFontLockFunctionNameFace">button</text:span>&gt;</text:p>
      <text:p text:style-name="OrgSrcBlock"><text:tab/><text:s/><text:s/><text:s/><text:s/>&lt;<text:span text:style-name="OrgSrcFontLockFunctionNameFace">button</text:span><text:s/><text:span text:style-name="OrgSrcFontLockVariableNameFace">onclick</text:span>=<text:span text:style-name="OrgSrcFontLockStringFace">"calculate('/')"</text:span>&gt;Divide&lt;/<text:span text:style-name="OrgSrcFontLockFunctionNameFace">button</text:span>&gt;</text:p>
      <text:p text:style-name="OrgSrcBlock"><text:tab/><text:s/><text:s/><text:s/><text:s/>&lt;<text:span text:style-name="OrgSrcFontLockFunctionNameFace">button</text:span><text:s/><text:span text:style-name="OrgSrcFontLockVariableNameFace">onclick</text:span>=<text:span text:style-name="OrgSrcFontLockStringFace">"calculate('%')"</text:span>&gt;Remainder&lt;/<text:span text:style-name="OrgSrcFontLockFunctionNameFace">button</text:span>&gt;</text:p>
      <text:p text:style-name="OrgSrcBlock"><text:tab/>&lt;/<text:span text:style-name="OrgSrcFontLockFunctionNameFace">div</text:span>&gt;</text:p>
      <text:p text:style-name="OrgSrcBlock"/>
      <text:p text:style-name="OrgSrcBlock"><text:tab/>&lt;<text:span text:style-name="OrgSrcFontLockFunctionNameFace">script</text:span><text:s/><text:span text:style-name="OrgSrcFontLockVariableNameFace">src</text:span>=<text:span text:style-name="OrgSrcFontLockStringFace">"./script.js"</text:span>&gt;&lt;/<text:span text:style-name="OrgSrcFontLockFunctionNameFace">script</text:span>&gt;</text:p>
      <text:p text:style-name="OrgSrcBlock"/>
      <text:p text:style-name="OrgSrcBlock"><text:s/><text:s/><text:s/><text:s/>&lt;/<text:span text:style-name="OrgSrcFontLockFunctionNameFace">body</text:span>&gt;</text:p>
      <text:p text:style-name="OrgSrcBlockLastLine">&lt;/<text:span text:style-name="OrgSrcFontLockFunctionNameFace">html</text:span>&gt;</text:p>
      <text:p text:style-name="OrgSrcBlockLastLine"/>
      <text:h text:style-name="Heading_20_2" text:outline-level="2" text:is-list-header="false">
<text:bookmark-start text:name="OrgXref.org06e2149"/>
<text:bookmark text:name="org06e2149"/>style.css:
<text:bookmark-end text:name="OrgXref.org06e2149"/></text:h>
      <text:p text:style-name="OrgSrcBlock"><text:s/><text:span text:style-name="OrgSrcCssSelector">body<text:s/>*<text:s/></text:span>{</text:p>
      <text:p text:style-name="OrgSrcBlock"><text:s/><text:s/><text:s/><text:s/><text:span text:style-name="OrgSrcCssProperty">box-sizing</text:span>:<text:s/>border-box;</text:p>
      <text:p text:style-name="OrgSrcBlock">}</text:p>
      <text:p text:style-name="OrgSrcBlock"><text:span text:style-name="OrgSrcCssSelector">body<text:s/></text:span>{</text:p>
      <text:p text:style-name="OrgSrcBlock"><text:s/><text:s/><text:s/><text:s/><text:span text:style-name="OrgSrcCssProperty">display</text:span>:<text:s/>flex;</text:p>
      <text:p text:style-name="OrgSrcBlock"><text:s/><text:s/><text:s/><text:s/><text:span text:style-name="OrgSrcCssProperty">justify-content</text:span>:<text:s/>center;</text:p>
      <text:p text:style-name="OrgSrcBlock">}</text:p>
      <text:p text:style-name="OrgSrcBlock"><text:span text:style-name="OrgSrcCssSelector">#calculator<text:s/></text:span>{</text:p>
      <text:p text:style-name="OrgSrcBlock"><text:s/><text:s/><text:s/><text:s/><text:span text:style-name="OrgSrcCssProperty">display</text:span>:<text:s/>flex;</text:p>
      <text:p text:style-name="OrgSrcBlock"><text:s/><text:s/><text:s/><text:s/><text:span text:style-name="OrgSrcCssProperty">flex-flow</text:span>:<text:s/>row<text:s/>wrap;</text:p>
      <text:p text:style-name="OrgSrcBlock"><text:s/><text:s/><text:s/><text:s/><text:span text:style-name="OrgSrcCssProperty">justify-content</text:span>:<text:s/>space-between;</text:p>
      <text:p text:style-name="OrgSrcBlock"><text:s/><text:s/><text:s/><text:s/><text:span text:style-name="OrgSrcCssProperty">align-content</text:span>:<text:s/>space-around;</text:p>
      <text:p text:style-name="OrgSrcBlock"><text:s/><text:s/><text:s/><text:s/><text:span text:style-name="OrgSrcCssProperty">max-width</text:span>:<text:s/>70%;</text:p>
      <text:p text:style-name="OrgSrcBlock"><text:s/><text:s/><text:s/><text:s/><text:span text:style-name="OrgSrcCssProperty">background-color</text:span>:<text:s/><text:span text:style-name="OrgSrcDefault0000">#a15b56</text:span><text:s/>;</text:p>
      <text:p text:style-name="OrgSrcBlock"><text:s/><text:s/><text:s/><text:s/><text:span text:style-name="OrgSrcCssProperty">padding</text:span>:<text:s/>10px;</text:p>
      <text:p text:style-name="OrgSrcBlock"><text:s/><text:s/><text:s/><text:s/><text:span text:style-name="OrgSrcCssProperty">height</text:span>:<text:s/>200px;</text:p>
      <text:p text:style-name="OrgSrcBlock">}</text:p>
      <text:p text:style-name="OrgSrcBlock"/>
      <text:p text:style-name="OrgSrcBlock"><text:span text:style-name="OrgSrcCssSelector">#calculator<text:s/>button<text:s/></text:span>{</text:p>
      <text:p text:style-name="OrgSrcBlock"><text:s/><text:s/><text:s/><text:s/><text:span text:style-name="OrgSrcCssProperty">width</text:span>:<text:s/>30%;</text:p>
      <text:p text:style-name="OrgSrcBlock">}</text:p>
      <text:p text:style-name="OrgSrcBlock"/>
      <text:p text:style-name="OrgSrcBlock"><text:span text:style-name="OrgSrcCssSelector">#result<text:s/></text:span>{</text:p>
      <text:p text:style-name="OrgSrcBlock"><text:s/><text:s/><text:s/><text:s/><text:span text:style-name="OrgSrcCssProperty">width</text:span>:<text:s/>100%;</text:p>
      <text:p text:style-name="OrgSrcBlock"><text:s/><text:s/><text:s/><text:s/><text:span text:style-name="OrgSrcCssProperty">height</text:span>:<text:s/>30px;</text:p>
      <text:p text:style-name="OrgSrcBlock"><text:s/><text:s/><text:s/><text:s/><text:span text:style-name="OrgSrcCssProperty">padding</text:span>:<text:s/>5px;</text:p>
      <text:p text:style-name="OrgSrcBlock"><text:s/><text:s/><text:s/><text:s/><text:span text:style-name="OrgSrcCssProperty">background-color</text:span>:<text:s/><text:span text:style-name="OrgSrcDefault0001">white</text:span>;</text:p>
      <text:p text:style-name="OrgSrcBlock"><text:s/><text:s/><text:s/><text:s/><text:span text:style-name="OrgSrcCssProperty">content</text:span>:<text:s/><text:span text:style-name="OrgSrcFontLockStringFace">""</text:span>;</text:p>
      <text:p text:style-name="OrgSrcBlock"><text:s/><text:s/><text:s/><text:s/><text:span text:style-name="OrgSrcCssProperty">border</text:span>:<text:s/>2px<text:s/>solid<text:s/><text:span text:style-name="OrgSrcDefault0002">black</text:span>;</text:p>
      <text:p text:style-name="OrgSrcBlock">}</text:p>
      <text:p text:style-name="OrgSrcBlock"/>
      <text:p text:style-name="OrgSrcBlock"><text:span text:style-name="OrgSrcCssSelector">.input-group<text:s/></text:span>{</text:p>
      <text:p text:style-name="OrgSrcBlock"><text:s/><text:s/><text:s/><text:s/><text:span text:style-name="OrgSrcCssProperty">width</text:span>:<text:s/>45%;</text:p>
      <text:p text:style-name="OrgSrcBlock">}</text:p>
      <text:p text:style-name="OrgSrcBlock"><text:span text:style-name="OrgSrcCssSelector">#calculator<text:s/>input<text:s/></text:span>{</text:p>
      <text:p text:style-name="OrgSrcBlock"><text:s/><text:s/><text:s/><text:s/><text:span text:style-name="OrgSrcCssProperty">width</text:span>:<text:s/>100%;</text:p>
      <text:p text:style-name="OrgSrcBlockLastLine">}</text:p>
      <text:p text:style-name="OrgSrcBlockLastLine"/>
      <text:h text:style-name="Heading_20_2" text:outline-level="2" text:is-list-header="false">
<text:bookmark-start text:name="OrgXref.org9a6eae1"/>
<text:bookmark text:name="org9a6eae1"/>script.js
<text:bookmark-end text:name="OrgXref.org9a6eae1"/></text:h>
      <text:p text:style-name="OrgSrcBlock"><text:span text:style-name="OrgSrcFontLockKeywordFace">function</text:span><text:s/><text:span text:style-name="OrgSrcFontLockFunctionNameFace">calculate</text:span>(<text:span text:style-name="OrgSrcFontLockVariableNameFace">symbol</text:span>)<text:s/>{</text:p>
      <text:p text:style-name="OrgSrcBlock"><text:s/><text:s/><text:s/><text:s/><text:span text:style-name="OrgSrcFontLockKeywordFace">let</text:span><text:s/><text:span text:style-name="OrgSrcFontLockVariableNameFace">values</text:span><text:s/>=<text:s/>[];</text:p>
      <text:p text:style-name="OrgSrcBlock"><text:s/><text:s/><text:s/><text:s/>document.querySelectorAll(<text:span text:style-name="OrgSrcFontLockStringFace">'input'</text:span>).forEach(input<text:s/>=&gt;<text:s/>values.push(parseInt(input.value)));</text:p>
      <text:p text:style-name="OrgSrcBlock"><text:s/><text:s/><text:s/><text:s/><text:span text:style-name="OrgSrcFontLockKeywordFace">let</text:span><text:s/><text:span text:style-name="OrgSrcFontLockVariableNameFace">result</text:span><text:s/>=<text:s/>0;</text:p>
      <text:p text:style-name="OrgSrcBlock"/>
      <text:p text:style-name="OrgSrcBlock"><text:s/><text:s/><text:s/><text:s/>result<text:s/>=<text:s/>(symbol<text:s/>===<text:s/><text:span text:style-name="OrgSrcFontLockStringFace">'+'</text:span>)<text:s/>?<text:s/>values[0]<text:s/>+<text:s/>values[1]</text:p>
      <text:p text:style-name="OrgSrcBlock"><text:tab/><text:s/><text:s/><text:s/>:<text:s/>(symbol<text:s/>===<text:s/><text:span text:style-name="OrgSrcFontLockStringFace">'-'</text:span>)<text:s/>?<text:s/>values[0]<text:s/>-<text:s/>values[1]</text:p>
      <text:p text:style-name="OrgSrcBlock"><text:tab/><text:s/><text:s/><text:s/>:<text:s/>(symbol<text:s/>===<text:s/><text:span text:style-name="OrgSrcFontLockStringFace">'*'</text:span>)<text:s/>?<text:s/>values[0]<text:s/>*<text:s/>values[1]</text:p>
      <text:p text:style-name="OrgSrcBlock"><text:tab/><text:s/><text:s/><text:s/>:<text:s/>(symbol<text:s/>===<text:s/><text:span text:style-name="OrgSrcFontLockStringFace">'/'</text:span>)<text:s/>?<text:s/>parseInt(values[0]<text:s/>/<text:s/>values[1])</text:p>
      <text:p text:style-name="OrgSrcBlock"><text:tab/><text:s/><text:s/><text:s/>:<text:s/>(symbol<text:s/>===<text:s/><text:span text:style-name="OrgSrcFontLockStringFace">'%'</text:span>)<text:s/>?<text:s/>values[0]<text:s/>%<text:s/>values[1]</text:p>
      <text:p text:style-name="OrgSrcBlock"><text:tab/><text:s/><text:s/><text:s/>:<text:s/>0;</text:p>
      <text:p text:style-name="OrgSrcBlock"><text:s/><text:s/><text:s/><text:s/>document.querySelector(<text:span text:style-name="OrgSrcFontLockStringFace">'#result'</text:span>).innerText<text:s/>=<text:s/><text:span text:style-name="OrgSrcFontLockStringFace">`${values[0]}<text:s/>${symbol}<text:s/>${values[1]}<text:s/>=<text:s/>${result}`</text:span>;</text:p>
      <text:p text:style-name="OrgSrcBlockLastLine">}</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Default0002" style:family="text">
      <style:text-properties fo:color="#ffffff"/>
    </style:style>
    <style:style style:name="OrgSrcDefault0001" style:family="text">
      <style:text-properties fo:color="#000000"/>
    </style:style>
    <style:style style:name="OrgSrcDefault0000" style:family="text">
      <style:text-properties fo:color="#ffffff"/>
    </style:style>
    <style:style style:name="OrgSrcCssProperty" style:family="text">
      <style:text-properties fo:color="#20b2aa"/>
    </style:style>
    <style:style style:name="OrgSrcCssSelector" style:family="text">
      <style:text-properties fo:color="#b0c4de"/>
    </style:style>
    <style:style style:name="OrgSrcBold" style:family="text">
      <style:text-properties fo:color="#f5f5f5"/>
    </style:style>
    <style:style style:name="OrgSrcFontLockStringFace" style:family="text">
      <style:text-properties fo:color="#ffc1c1"/>
    </style:style>
    <style:style style:name="OrgSrcFontLockVariableNameFace" style:family="text">
      <style:text-properties fo:color="#7fffd4"/>
    </style:style>
    <style:style style:name="OrgSrcFontLockFunctionNameFace" style:family="text">
      <style:text-properties fo:color="#00fa9a"/>
    </style:style>
    <style:style style:name="OrgSrcBlock" style:family="paragraph" style:parent-style-name="Preformatted_20_Text">
      <style:paragraph-properties fo:background-color="#000000" fo:padding="0.049cm" fo:border="0.51pt solid #000000" style:shadow="none">
        <style:background-image/>
      </style:paragraph-properties>
      <style:text-properties fo:color="#f5f5f5"/>
    </style:style>
    <style:style style:name="OrgSrcFontLockKeywordFace" style:family="text">
      <style:text-properties fo:color="#00ffff"/>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3-06-03T18:15:45</dc:date>
    <meta:creation-date>2023-06-03T18:15:45</meta:creation-date>
    <meta:generator>Emacs 28.2 (Org mode 9.5.5)</meta:generator>
    <meta:keyword/>
    <dc:subject/>
    <dc:title/>
  </office:meta>
</office:document-meta>
</file>